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mple Hyperlink</text:h>
      <text:p text:style-name="Text_20_body">Before <text:a xlink:type="simple" xlink:href="http://odt2dtbook.sf.net/">OpenOffice.org Save AS DAISY</text:a> after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3T16:30:30</meta:creation-date>
    <dc:date>2009-06-23T19:08:39</dc:date>
    <dc:creator>Vincent Spiewak</dc:creator>
    <meta:editing-duration>PT02H28M55S</meta:editing-duration>
    <meta:editing-cycles>2</meta:editing-cycles>
    <meta:generator>OpenOffice.org/3.0$Unix OpenOffice.org_project/300m15$Build-9379</meta:generator>
    <meta:document-statistic meta:table-count="0" meta:image-count="0" meta:object-count="0" meta:page-count="1" meta:paragraph-count="2" meta:word-count="8" meta:character-count="60"/>
  </office:meta>
</office:document-meta>
</file>